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0.893cm" fo:min-width="2.313cm"/>
    </style:style>
    <style:style style:name="gr2" style:family="graphic" style:parent-style-name="standard">
      <style:graphic-properties draw:textarea-horizontal-align="justify" draw:textarea-vertical-align="middle" draw:auto-grow-height="false" fo:min-height="0.94cm" fo:min-width="2.274cm"/>
    </style:style>
    <style:style style:name="gr3" style:family="graphic" style:parent-style-name="standard">
      <style:graphic-properties draw:textarea-horizontal-align="justify" draw:textarea-vertical-align="middle" draw:auto-grow-height="false" fo:min-height="0.941cm" fo:min-width="2.27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132cm" fo:min-width="0.6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8" style:family="graphic" style:parent-style-name="standard">
      <style:graphic-properties draw:stroke="none" draw:fill="none" fo:min-height="0.396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="solid" draw:fill-color="#729fcf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813cm" svg:height="1.143cm" svg:x="5.418cm" svg:y="23.098cm">
          <text:p text:style-name="P1">Us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4" draw:id="id4" draw:layer="layout" svg:width="2.902cm" svg:height="1.318cm" svg:x="5.545cm" svg:y="26.4cm">
          <text:p text:style-name="P1">Passport inf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2.902cm" svg:height="1.319cm" svg:x="8.612cm" svg:y="26.4cm">
          <text:p text:style-name="P1">Full 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2.902cm" svg:height="1.319cm" svg:x="9.247cm" svg:y="24.7cm">
          <text:p text:style-name="P1">balan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2.902cm" svg:height="1.319cm" svg:x="2.262cm" svg:y="26.4cm">
          <text:p text:style-name="P1">Email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2.813cm" svg:height="1.143cm" svg:x="5.172cm" svg:y="12.557cm">
          <text:p text:style-name="P1">R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9" draw:id="id19" draw:layer="layout" svg:width="2.902cm" svg:height="1.319cm" svg:x="1.635cm" svg:y="11.365cm">
          <text:p text:style-name="P1">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0" draw:id="id20" draw:layer="layout" svg:width="2.902cm" svg:height="1.319cm" svg:x="1.654cm" svg:y="13.27cm">
          <text:p text:style-name="P1">Descrip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813cm" svg:height="1.143cm" svg:x="13.192cm" svg:y="18.172cm">
          <text:p text:style-name="P1">B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2" draw:id="id32" draw:layer="layout" svg:width="2.902cm" svg:height="1.319cm" svg:x="16.875cm" svg:y="18.118cm">
          <text:p text:style-name="P1">Odd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813cm" svg:height="1.143cm" svg:x="5.399cm" svg:y="18.172cm">
          <text:p text:style-name="P1">User b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2.902cm" svg:height="1.319cm" svg:x="1.354cm" svg:y="18.215cm">
          <text:p text:style-name="P1">Odd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0" draw:id="id10" draw:layer="layout" svg:width="2.902cm" svg:height="1.319cm" svg:x="1.354cm" svg:y="19.866cm">
          <text:p text:style-name="P1">Stak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7" draw:id="id7" draw:layer="layout" svg:width="2.902cm" svg:height="1.319cm" svg:x="1.354cm" svg:y="16.532cm">
          <text:p text:style-name="P1">Statu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2.813cm" svg:height="1.143cm" svg:x="13.211cm" svg:y="23.303cm">
          <text:p text:style-name="P1">Bet 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8" draw:id="id28" draw:layer="layout" svg:width="2.813cm" svg:height="1.143cm" svg:x="13.119cm" svg:y="7.906cm">
          <text:p text:style-name="P1">Hor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9" draw:id="id29" draw:layer="layout" svg:width="2.902cm" svg:height="1.319cm" svg:x="11.468cm" svg:y="5.601cm">
          <text:p text:style-name="P1">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7" draw:id="id27" draw:layer="layout" svg:width="2.902cm" svg:height="1.319cm" svg:x="14.535cm" svg:y="5.572cm">
          <text:p text:style-name="P1">Race relevant </text:p>
          <text:p text:style-name="P1">descrip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5" draw:id="id15" draw:layer="layout" svg:width="2.902cm" svg:height="1.319cm" svg:x="13.211cm" svg:y="25.589cm">
          <text:p text:style-name="P1">Bet nam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3.713cm" svg:y1="26.4cm" svg:x2="6.824cm" svg:y2="24.241cm" draw:start-shape="id1" draw:start-glue-point="0" draw:end-shape="id2" draw:end-glue-point="2" svg:d="M3713 26400l3111-2159" svg:viewBox="0 0 3112 2160">
          <text:p/>
        </draw:connector>
        <draw:connector draw:style-name="gr4" draw:text-style-name="P3" draw:layer="layout" draw:type="line" svg:x1="10.063cm" svg:y1="26.4cm" svg:x2="6.824cm" svg:y2="24.241cm" draw:start-shape="id3" draw:start-glue-point="0" draw:end-shape="id2" draw:end-glue-point="2" svg:d="M10063 26400l-3239-2159" svg:viewBox="0 0 3240 2160">
          <text:p/>
        </draw:connector>
        <draw:connector draw:style-name="gr4" draw:text-style-name="P3" draw:layer="layout" draw:type="line" svg:x1="6.824cm" svg:y1="24.241cm" svg:x2="6.996cm" svg:y2="26.4cm" draw:start-shape="id2" draw:start-glue-point="2" draw:end-shape="id4" draw:end-glue-point="0" svg:d="M6824 24241l172 2159" svg:viewBox="0 0 173 2160">
          <text:p/>
        </draw:connector>
        <draw:connector draw:style-name="gr4" draw:text-style-name="P3" draw:layer="layout" draw:type="line" svg:x1="6.824cm" svg:y1="24.241cm" svg:x2="10.698cm" svg:y2="24.7cm" draw:start-shape="id2" draw:start-glue-point="2" draw:end-shape="id5" draw:end-glue-point="0" svg:d="M6824 24241l3874 459" svg:viewBox="0 0 3875 460">
          <text:p/>
        </draw:connector>
        <draw:custom-shape draw:style-name="gr3" draw:text-style-name="P1" xml:id="id6" draw:id="id6" draw:layer="layout" svg:width="2.902cm" svg:height="1.319cm" svg:x="1.481cm" svg:y="24.749cm">
          <text:p text:style-name="P1">Password inf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6.824cm" svg:y1="24.241cm" svg:x2="2.932cm" svg:y2="24.749cm" draw:start-shape="id2" draw:start-glue-point="2" draw:end-shape="id6" draw:end-glue-point="0" svg:d="M6824 24241l-3892 508" svg:viewBox="0 0 3893 509">
          <text:p/>
        </draw:connector>
        <draw:connector draw:style-name="gr4" draw:text-style-name="P3" draw:layer="layout" draw:type="line" svg:x1="4.256cm" svg:y1="17.191cm" svg:x2="5.399cm" svg:y2="18.743cm" draw:start-shape="id7" draw:start-glue-point="1" draw:end-shape="id8" draw:end-glue-point="3" svg:d="M4256 17191l1143 1552" svg:viewBox="0 0 1144 1553">
          <text:p/>
        </draw:connector>
        <draw:connector draw:style-name="gr4" draw:text-style-name="P3" draw:layer="layout" draw:type="line" svg:x1="4.256cm" svg:y1="18.874cm" svg:x2="5.399cm" svg:y2="18.743cm" draw:start-shape="id9" draw:start-glue-point="1" draw:end-shape="id8" draw:end-glue-point="3" svg:d="M4256 18874l1143-131" svg:viewBox="0 0 1144 132">
          <text:p/>
        </draw:connector>
        <draw:connector draw:style-name="gr4" draw:text-style-name="P3" draw:layer="layout" draw:type="line" svg:x1="4.256cm" svg:y1="20.525cm" svg:x2="5.399cm" svg:y2="18.743cm" draw:start-shape="id10" draw:start-glue-point="1" draw:end-shape="id8" draw:end-glue-point="3" svg:d="M4256 20525l1143-1782" svg:viewBox="0 0 1144 1783">
          <text:p/>
        </draw:connector>
        <draw:custom-shape draw:style-name="gr5" draw:text-style-name="P1" xml:id="id11" draw:id="id11" draw:layer="layout" svg:width="2.286cm" svg:height="0.762cm" svg:x="5.699cm" svg:y="21.066cm">
          <text:p text:style-name="P1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805cm" svg:y1="19.315cm" svg:x2="6.842cm" svg:y2="21.066cm" draw:start-shape="id8" draw:start-glue-point="2" draw:end-shape="id11" draw:end-glue-point="4" svg:d="M6805 19315l37 1751" svg:viewBox="0 0 38 1752">
          <text:p/>
        </draw:connector>
        <draw:connector draw:style-name="gr4" draw:text-style-name="P3" draw:layer="layout" draw:type="line" svg:x1="6.842cm" svg:y1="21.828cm" svg:x2="6.824cm" svg:y2="23.098cm" draw:start-shape="id11" draw:start-glue-point="6" draw:end-shape="id2" draw:end-glue-point="0" svg:d="M6842 21828l-18 1270" svg:viewBox="0 0 19 1271">
          <text:p/>
        </draw:connector>
        <draw:frame draw:style-name="gr6" draw:text-style-name="P5" draw:layer="layout" svg:width="0.637cm" svg:height="0.645cm" svg:x="6.205cm" svg:y="19.415cm">
          <draw:text-box>
            <text:p text:style-name="P4"><text:span text:style-name="T1">*</text:span></text:p>
          </draw:text-box>
        </draw:frame>
        <draw:frame draw:style-name="gr6" draw:text-style-name="P5" draw:layer="layout" svg:width="0.697cm" svg:height="0.645cm" svg:x="6.207cm" svg:y="22.58cm">
          <draw:text-box>
            <text:p text:style-name="P4"><text:span text:style-name="T1">1</text:span></text:p>
          </draw:text-box>
        </draw:frame>
        <draw:custom-shape draw:style-name="gr5" draw:text-style-name="P1" xml:id="id12" draw:id="id12" draw:layer="layout" svg:width="2.286cm" svg:height="0.762cm" svg:x="9.509cm" svg:y="18.399cm">
          <text:p text:style-name="P1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.212cm" svg:y1="18.743cm" svg:x2="9.509cm" svg:y2="18.78cm" draw:start-shape="id8" draw:start-glue-point="1" draw:end-shape="id12" draw:end-glue-point="5" svg:d="M8212 18743l1297 37" svg:viewBox="0 0 1298 38">
          <text:p/>
        </draw:connector>
        <draw:connector draw:style-name="gr4" draw:text-style-name="P3" draw:layer="layout" draw:type="line" svg:x1="11.795cm" svg:y1="18.78cm" svg:x2="13.192cm" svg:y2="18.743cm" draw:start-shape="id12" draw:start-glue-point="7" draw:end-shape="id13" draw:end-glue-point="3" svg:d="M11795 18780l1397-37" svg:viewBox="0 0 1398 38">
          <text:p/>
        </draw:connector>
        <draw:frame draw:style-name="gr6" draw:text-style-name="P5" draw:layer="layout" svg:width="0.637cm" svg:height="0.645cm" svg:x="8.239cm" svg:y="18.272cm">
          <draw:text-box>
            <text:p text:style-name="P4"><text:span text:style-name="T1">*</text:span></text:p>
          </draw:text-box>
        </draw:frame>
        <draw:frame draw:style-name="gr6" draw:text-style-name="P5" draw:layer="layout" svg:width="0.697cm" svg:height="0.645cm" svg:x="12.495cm" svg:y="18.262cm">
          <draw:text-box>
            <text:p text:style-name="P4"><text:span text:style-name="T1">1</text:span></text:p>
          </draw:text-box>
        </draw:frame>
        <draw:connector draw:style-name="gr4" draw:text-style-name="P3" draw:layer="layout" draw:type="line" svg:x1="14.617cm" svg:y1="24.446cm" svg:x2="14.662cm" svg:y2="25.589cm" draw:start-shape="id14" draw:start-glue-point="2" draw:end-shape="id15" draw:end-glue-point="0" svg:d="M14617 24446l45 1143" svg:viewBox="0 0 46 1144">
          <text:p/>
        </draw:connector>
        <draw:custom-shape draw:style-name="gr5" draw:text-style-name="P1" xml:id="id16" draw:id="id16" draw:layer="layout" svg:width="2.286cm" svg:height="0.762cm" svg:x="13.446cm" svg:y="21.066cm">
          <text:p text:style-name="P1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4.598cm" svg:y1="19.315cm" svg:x2="14.589cm" svg:y2="21.066cm" draw:start-shape="id13" draw:start-glue-point="2" draw:end-shape="id16" draw:end-glue-point="4" svg:d="M14598 19315l-9 1751" svg:viewBox="0 0 10 1752">
          <text:p/>
        </draw:connector>
        <draw:connector draw:style-name="gr4" draw:text-style-name="P3" draw:layer="layout" draw:type="line" svg:x1="14.589cm" svg:y1="21.828cm" svg:x2="14.617cm" svg:y2="23.303cm" draw:start-shape="id16" draw:start-glue-point="6" draw:end-shape="id14" draw:end-glue-point="0" svg:d="M14589 21828l28 1475" svg:viewBox="0 0 29 1476">
          <text:p/>
        </draw:connector>
        <draw:frame draw:style-name="gr6" draw:text-style-name="P5" draw:layer="layout" svg:width="0.637cm" svg:height="0.645cm" svg:x="14.46cm" svg:y="19.288cm">
          <draw:text-box>
            <text:p text:style-name="P4"><text:span text:style-name="T1">*</text:span></text:p>
          </draw:text-box>
        </draw:frame>
        <draw:frame draw:style-name="gr7" draw:text-style-name="P5" draw:layer="layout" svg:width="0.697cm" svg:height="0.645cm" svg:x="14.527cm" svg:y="22.707cm">
          <draw:text-box>
            <text:p text:style-name="P4"><text:span text:style-name="T1">1</text:span></text:p>
          </draw:text-box>
        </draw:frame>
        <draw:custom-shape draw:style-name="gr5" draw:text-style-name="P1" xml:id="id17" draw:id="id17" draw:layer="layout" svg:width="2.286cm" svg:height="0.762cm" svg:x="9.255cm" svg:y="15.478cm">
          <text:p text:style-name="P1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4.598cm" svg:y1="18.172cm" svg:x2="11.541cm" svg:y2="15.859cm" draw:start-shape="id13" draw:start-glue-point="0" draw:end-shape="id17" draw:end-glue-point="7" svg:d="M14598 18172l-3057-2313" svg:viewBox="0 0 3058 2314">
          <text:p/>
        </draw:connector>
        <draw:connector draw:style-name="gr4" draw:text-style-name="P3" draw:layer="layout" draw:type="line" svg:x1="9.255cm" svg:y1="15.859cm" svg:x2="6.578cm" svg:y2="13.7cm" draw:start-shape="id17" draw:start-glue-point="5" draw:end-shape="id18" draw:end-glue-point="2" svg:d="M9255 15859l-2677-2159" svg:viewBox="0 0 2678 2160">
          <text:p/>
        </draw:connector>
        <draw:frame draw:style-name="gr6" draw:text-style-name="P5" draw:layer="layout" svg:width="0.697cm" svg:height="0.645cm" svg:x="6.018cm" svg:y="13.7cm">
          <draw:text-box>
            <text:p text:style-name="P4"><text:span text:style-name="T1">1</text:span></text:p>
          </draw:text-box>
        </draw:frame>
        <draw:frame draw:style-name="gr6" draw:text-style-name="P5" draw:layer="layout" svg:width="0.637cm" svg:height="0.645cm" svg:x="13.317cm" svg:y="17.637cm">
          <draw:text-box>
            <text:p text:style-name="P4"><text:span text:style-name="T1">*</text:span></text:p>
          </draw:text-box>
        </draw:frame>
        <draw:connector draw:style-name="gr4" draw:text-style-name="P3" draw:layer="layout" draw:type="line" svg:x1="4.537cm" svg:y1="12.024cm" svg:x2="5.172cm" svg:y2="13.128cm" draw:start-shape="id19" draw:start-glue-point="1" draw:end-shape="id18" draw:end-glue-point="3" svg:d="M4537 12024l635 1104" svg:viewBox="0 0 636 1105">
          <text:p/>
        </draw:connector>
        <draw:connector draw:style-name="gr4" draw:text-style-name="P3" draw:layer="layout" draw:type="line" svg:x1="4.556cm" svg:y1="13.929cm" svg:x2="5.172cm" svg:y2="13.128cm" draw:start-shape="id20" draw:start-glue-point="1" draw:end-shape="id18" draw:end-glue-point="3" svg:d="M4556 13929l616-801" svg:viewBox="0 0 617 802">
          <text:p/>
        </draw:connector>
        <draw:custom-shape draw:style-name="gr5" draw:text-style-name="P1" xml:id="id21" draw:id="id21" draw:layer="layout" svg:width="2.286cm" svg:height="0.762cm" svg:x="5.445cm" svg:y="8.131cm">
          <text:p text:style-name="P1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578cm" svg:y1="12.557cm" svg:x2="6.588cm" svg:y2="8.893cm" draw:start-shape="id18" draw:start-glue-point="0" draw:end-shape="id21" draw:end-glue-point="6" svg:d="M6578 12557l10-3664" svg:viewBox="0 0 11 3665">
          <text:p/>
        </draw:connector>
        <draw:custom-shape draw:style-name="gr3" draw:text-style-name="P1" xml:id="id23" draw:id="id23" draw:layer="layout" svg:width="2.902cm" svg:height="1.319cm" svg:x="1.654cm" svg:y="6.907cm">
          <text:p text:style-name="P1">Numb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2" draw:id="id22" draw:layer="layout" svg:width="2.902cm" svg:height="1.319cm" svg:x="1.635cm" svg:y="8.512cm">
          <text:p text:style-name="P1">Plac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4.537cm" svg:y1="9.171cm" svg:x2="5.445cm" svg:y2="8.512cm" draw:start-shape="id22" draw:start-glue-point="1" draw:end-shape="id21" draw:end-glue-point="5" svg:d="M4537 9171l908-659" svg:viewBox="0 0 909 660">
          <text:p/>
        </draw:connector>
        <draw:connector draw:style-name="gr4" draw:text-style-name="P3" draw:layer="layout" draw:type="line" svg:x1="4.556cm" svg:y1="7.566cm" svg:x2="5.445cm" svg:y2="8.512cm" draw:start-shape="id23" draw:start-glue-point="1" draw:end-shape="id21" draw:end-glue-point="5" svg:d="M4556 7566l889 946" svg:viewBox="0 0 890 947">
          <text:p/>
        </draw:connector>
        <draw:custom-shape draw:style-name="gr1" draw:text-style-name="P2" xml:id="id25" draw:id="id25" draw:layer="layout" svg:width="2.813cm" svg:height="1.143cm" svg:x="5.172cm" svg:y="4.683cm">
          <text:p text:style-name="P1">For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6" draw:id="id26" draw:layer="layout" svg:width="2.902cm" svg:height="1.319cm" svg:x="3.667cm" svg:y="2.399cm">
          <text:p text:style-name="P1">Colo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4" draw:id="id24" draw:layer="layout" svg:width="2.902cm" svg:height="1.319cm" svg:x="6.607cm" svg:y="2.397cm">
          <text:p text:style-name="P1">Image path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8.058cm" svg:y1="3.716cm" svg:x2="6.578cm" svg:y2="4.683cm" draw:start-shape="id24" draw:start-glue-point="2" draw:end-shape="id25" draw:end-glue-point="0" svg:d="M8058 3716l-1480 967" svg:viewBox="0 0 1481 968">
          <text:p/>
        </draw:connector>
        <draw:connector draw:style-name="gr4" draw:text-style-name="P3" draw:layer="layout" draw:type="line" svg:x1="5.118cm" svg:y1="3.718cm" svg:x2="6.578cm" svg:y2="4.683cm" draw:start-shape="id26" draw:start-glue-point="2" draw:end-shape="id25" draw:end-glue-point="0" svg:d="M5118 3718l1460 965" svg:viewBox="0 0 1461 966">
          <text:p/>
        </draw:connector>
        <draw:connector draw:style-name="gr4" draw:text-style-name="P3" draw:layer="layout" draw:type="line" svg:x1="6.578cm" svg:y1="5.826cm" svg:x2="6.588cm" svg:y2="8.131cm" draw:start-shape="id25" draw:start-glue-point="2" draw:end-shape="id21" draw:end-glue-point="4" svg:d="M6578 5826l10 2305" svg:viewBox="0 0 11 2306">
          <text:p/>
        </draw:connector>
        <draw:connector draw:style-name="gr4" draw:text-style-name="P3" draw:layer="layout" draw:type="line" svg:x1="15.986cm" svg:y1="6.891cm" svg:x2="14.525cm" svg:y2="7.906cm" draw:start-shape="id27" draw:start-glue-point="2" draw:end-shape="id28" draw:end-glue-point="0" svg:d="M15986 6891l-1461 1015" svg:viewBox="0 0 1462 1016">
          <text:p/>
        </draw:connector>
        <draw:connector draw:style-name="gr4" draw:text-style-name="P3" draw:layer="layout" draw:type="line" svg:x1="12.919cm" svg:y1="6.92cm" svg:x2="14.525cm" svg:y2="7.906cm" draw:start-shape="id29" draw:start-glue-point="2" draw:end-shape="id28" draw:end-glue-point="0" svg:d="M12919 6920l1606 986" svg:viewBox="0 0 1607 987">
          <text:p/>
        </draw:connector>
        <draw:connector draw:style-name="gr4" draw:text-style-name="P3" draw:layer="layout" draw:type="line" svg:x1="7.731cm" svg:y1="8.512cm" svg:x2="13.119cm" svg:y2="8.477cm" draw:start-shape="id21" draw:start-glue-point="7" draw:end-shape="id28" draw:end-glue-point="3" svg:d="M7731 8512l5388-35" svg:viewBox="0 0 5389 36">
          <text:p/>
        </draw:connector>
        <draw:frame draw:style-name="gr7" draw:text-style-name="P5" draw:layer="layout" svg:width="0.637cm" svg:height="0.645cm" svg:x="6.586cm" svg:y="11.912cm">
          <draw:text-box>
            <text:p text:style-name="P4"><text:span text:style-name="T1">*</text:span></text:p>
          </draw:text-box>
        </draw:frame>
        <draw:frame draw:style-name="gr8" draw:text-style-name="P6" draw:layer="layout" svg:width="0.637cm" svg:height="0.646cm" svg:x="12.357cm" svg:y="8.593cm">
          <draw:text-box>
            <text:p><text:span text:style-name="T1">*</text:span></text:p>
          </draw:text-box>
        </draw:frame>
        <draw:frame draw:style-name="gr8" draw:text-style-name="P6" draw:layer="layout" svg:width="0.637cm" svg:height="0.646cm" svg:x="6.461cm" svg:y="5.942cm">
          <draw:text-box>
            <text:p><text:span text:style-name="T1">*</text:span></text:p>
          </draw:text-box>
        </draw:frame>
        <draw:custom-shape draw:style-name="gr5" draw:text-style-name="P1" xml:id="id30" draw:id="id30" draw:layer="layout" svg:width="2.286cm" svg:height="0.762cm" svg:x="13.419cm" svg:y="12.938cm">
          <text:p text:style-name="P1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14.598cm" svg:y1="18.172cm" svg:x2="14.562cm" svg:y2="13.7cm" draw:start-shape="id13" draw:start-glue-point="0" draw:end-shape="id30" draw:end-glue-point="6" svg:d="M14598 18172l-36-4472" svg:viewBox="0 0 37 4473">
          <text:p/>
        </draw:connector>
        <draw:frame draw:style-name="gr6" draw:text-style-name="P5" draw:layer="layout" svg:width="0.637cm" svg:height="0.645cm" svg:x="14.589cm" svg:y="17.754cm">
          <draw:text-box>
            <text:p text:style-name="P4"><text:span text:style-name="T1">*</text:span></text:p>
          </draw:text-box>
        </draw:frame>
        <draw:frame draw:style-name="gr6" draw:text-style-name="P5" draw:layer="layout" svg:width="0.637cm" svg:height="0.645cm" svg:x="15.151cm" svg:y="9.301cm">
          <draw:text-box>
            <text:p text:style-name="P4"><text:span text:style-name="T1">*</text:span></text:p>
          </draw:text-box>
        </draw:frame>
        <draw:connector draw:style-name="gr4" draw:text-style-name="P3" draw:layer="layout" draw:type="line" svg:x1="14.525cm" svg:y1="9.049cm" svg:x2="14.562cm" svg:y2="12.938cm" draw:start-shape="id28" draw:start-glue-point="2" draw:end-shape="id30" draw:end-glue-point="4" svg:d="M14525 9049l37 3889" svg:viewBox="0 0 38 3890">
          <text:p/>
        </draw:connector>
        <draw:custom-shape draw:style-name="gr3" draw:text-style-name="P1" xml:id="id31" draw:id="id31" draw:layer="layout" svg:width="2.902cm" svg:height="1.319cm" svg:x="16.867cm" svg:y="12.684cm">
          <text:p text:style-name="P1">Conditio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draw:type="line" svg:x1="16.867cm" svg:y1="13.343cm" svg:x2="15.705cm" svg:y2="13.319cm" draw:start-shape="id31" draw:start-glue-point="3" draw:end-shape="id30" svg:d="M16867 13343l-1162-24" svg:viewBox="0 0 1163 25">
          <text:p/>
        </draw:connector>
        <draw:connector draw:style-name="gr4" draw:text-style-name="P3" draw:layer="layout" draw:type="line" svg:x1="16.005cm" svg:y1="18.743cm" svg:x2="16.875cm" svg:y2="18.777cm" draw:start-shape="id13" draw:start-glue-point="1" draw:end-shape="id32" draw:end-glue-point="3" svg:d="M16005 18743l870 34" svg:viewBox="0 0 871 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2:02:01.452686335</meta:creation-date>
    <dc:date>2019-10-09T13:31:51.036154780</dc:date>
    <meta:editing-duration>PT15M42S</meta:editing-duration>
    <meta:editing-cycles>5</meta:editing-cycles>
    <meta:generator>LibreOffice/6.0.7.3$Linux_X86_64 LibreOffice_project/00m0$Build-3</meta:generator>
    <meta:document-statistic meta:object-count="77"/>
  </office:meta>
</office:document-meta>
</file>